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0c7aa" officeooo:paragraph-rsid="001b72e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0c7aa" officeooo:paragraph-rsid="001e6a4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1e6a4a" officeooo:paragraph-rsid="001e6a4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0c7aa" officeooo:paragraph-rsid="001b72e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bold" officeooo:rsid="0020c7aa" officeooo:paragraph-rsid="001e6a4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6pt" style:font-size-asian="26pt" style:font-size-complex="26pt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42b9" officeooo:paragraph-rsid="001f42b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c8c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f42b9"/>
    </style:style>
    <style:style style:name="P12" style:family="paragraph" style:parent-style-name="Standard">
      <style:paragraph-properties fo:text-align="justify" style:justify-single-word="false"/>
      <style:text-properties officeooo:paragraph-rsid="001c8c25"/>
    </style:style>
    <style:style style:name="P13" style:family="paragraph" style:parent-style-name="Standard">
      <style:paragraph-properties fo:text-align="justify" style:justify-single-word="false"/>
      <style:text-properties officeooo:paragraph-rsid="001e6a4a"/>
    </style:style>
    <style:style style:name="P14" style:family="paragraph" style:parent-style-name="Standard">
      <style:paragraph-properties fo:text-align="justify" style:justify-single-word="false"/>
      <style:text-properties officeooo:rsid="00228273" officeooo:paragraph-rsid="00228273"/>
    </style:style>
    <style:style style:name="T1" style:family="text">
      <style:text-properties officeooo:rsid="001c8c25"/>
    </style:style>
    <style:style style:name="T2" style:family="text">
      <style:text-properties officeooo:rsid="001e6a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a4a" style:font-weight-asian="bold" style:font-weight-complex="bold"/>
    </style:style>
    <style:style style:name="T5" style:family="text">
      <style:text-properties officeooo:rsid="001f42b9"/>
    </style:style>
    <style:style style:name="T6" style:family="text">
      <style:text-properties officeooo:rsid="00203620"/>
    </style:style>
    <style:style style:name="T7" style:family="text">
      <style:text-properties officeooo:rsid="0020960c"/>
    </style:style>
    <style:style style:name="T8" style:family="text">
      <style:text-properties officeooo:rsid="00228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zy filozofia Agile pomoże przetrwać recesję i dlaczego powinniśmy przestać planować?</text:span></text:p>
      <text:p text:style-name="P14">Wojciech Moszczyński</text:p>
      <text:p text:style-name="P10"/>
      <text:p text:style-name="P10"/>
      <text:p text:style-name="P10"><text:span text:style-name="T1">Często słyszymy</text:span>, że najbardziej pewną rzeczą na świecie jest zmiana. <text:span text:style-name="T1">To powiedzenie dawno przestało być oryginalne. To po prostu banał. J</text:span>ednocześnie nikt nie <text:span text:style-name="T1">zdecydował się </text:span>powiedzieć <text:span text:style-name="T1">nam</text:span>, co <text:span text:style-name="T1">możemy </text:span>zrobić <text:span text:style-name="T1">w związku </text:span>z tym stwierdzeniem <text:span text:style-name="T5">zrobić</text:span>. jak wykorzystać <text:span text:style-name="T1">tą maksymę</text:span> w swoim życiu. <text:span text:style-name="T5">C</text:span>o zrobić, <text:span text:style-name="T1">a czego unikać?</text:span> <text:span text:style-name="T1">D</text:span>zisiaj postaram się jak wytłumaczyć, co możemy zrobić z <text:span text:style-name="T1">tą</text:span> <text:span text:style-name="T5">popularną</text:span> <text:span text:style-name="T1">maksymą.</text:span></text:p>
      <text:p text:style-name="P10"/>
      <text:p text:style-name="P10"/>
      <text:p text:style-name="P11"><text:span text:style-name="T1">Będę odwoływał się do przykładów związanych z realizacją</text:span> projekt<text:span text:style-name="T1">ów</text:span> techniczn<text:span text:style-name="T1">ych</text:span>. <text:span text:style-name="T1">Świat ulega coraz większej złożoności i zjawisko to przyśpiesza. Już dziś </text:span>musimy stawić czoła problemom, których nigdy się nie spodziewaliśmy <text:span text:style-name="T1">się </text:span>w przeszłości. <text:span text:style-name="T1">W</text:span>ysokie ceny surowców i paliw, nieprzewidywalne zachowanie rządu i ogólnie trudna sytuacja na świecie. <text:span text:style-name="T1">K</text:span>oniec roku i początek <text:span text:style-name="T1">jeszcze bardziej niepewnego</text:span> następnego <text:span text:style-name="T5">roku</text:span>, <text:span text:style-name="T1">kolejny trudny</text:span> czas dla zarządzania przedsiębiorstwem. <text:span text:style-name="T1">T</text:span>o nie <text:span text:style-name="T1">jest </text:span>czas <text:span text:style-name="T5">który można</text:span> <text:span text:style-name="T1">prze</text:span>czeka<text:span text:style-name="T5">ć.</text:span> <text:span text:style-name="T5">A</text:span><text:span text:style-name="T1">by przetrwać, trzeba działać</text:span>. <text:span text:style-name="T1">J</text:span>esteśmy menedżerami i <text:span text:style-name="T1">powinniśmy</text:span> <text:span text:style-name="T1">szukać</text:span> <text:span text:style-name="T1">s</text:span>zans w ty<text:span text:style-name="T1">ch</text:span> trudny<text:span text:style-name="T1">ch</text:span> czas<text:span text:style-name="T1">ach</text:span>. <text:span text:style-name="T1">Oczywiście</text:span> nie jest to łatwe. <text:span text:style-name="T1">N</text:span>ie wiemy, co się stanie w najbliższej przyszłości, <text:span text:style-name="T1">doświadczenie podpowiada, że znowu wszystko może wywrócić się do góry nogami</text:span>. <text:span text:style-name="T1">P</text:span>lanowanie w tym niepewnym czasie jest <text:s/>ryzykowne, <text:span text:style-name="T1">jednak</text:span> musimy planować. <text:span text:style-name="T1">J</text:span>ak to zrobić we właściwy sposó<text:span text:style-name="T1">b?</text:span> <text:span text:style-name="T1">Tradycyjna</text:span> metoda planowania polega na <text:span text:style-name="T1">za</text:span>planowaniu wszystkiego na początku. <text:span text:style-name="T1">Nie ma n</text:span>ic złego w takim podejściu, zwłaszcza gdy próbujemy zbudować <text:span text:style-name="T1">coś bardzo tradycyjnego</text:span> np. most lub dom. <text:span text:style-name="T1">T</text:span>worząc plan realizacji budowy powinniśmy na początku prac <text:span text:style-name="T1">zgromadzić pełną wiedzę o kosztach i wymaganiach przedsięwzięcia.</text:span> <text:s/><text:span text:style-name="T1">Potem zaplanować kolejne etapy prac, kolejne dostawy materiałów budowlanych oraz zarezerwować czas dla specjalistów różnych profesji.</text:span> <text:span text:style-name="T1">T</text:span>a<text:span text:style-name="T1">ka</text:span> metoda planowania nazywa się planowaniem kaskadowym <text:span text:style-name="T5">(ang. waterfall planning)</text:span>. <text:span text:style-name="T1">W metodzie tej przed przystąpieniem do prac </text:span><text:span text:style-name="T5">sporządza się szczegółowy </text:span><text:span text:style-name="T1">plan</text:span>. </text:p>
      <text:p text:style-name="P11"><text:span text:style-name="T1">Planowanie przedsięwzięć biznesowym różni się nieco od </text:span>planowa<text:span text:style-name="T1">nia </text:span>budowy domu. Musimy zaplanować <text:span text:style-name="T5">nadchodzący, </text:span>przyszły rok. <text:span text:style-name="T5">W</text:span><text:span text:style-name="T1"> jakim kierunku będziemy podążać</text:span>, jak będziemy wykorzystywać <text:span text:style-name="T1">potencjaln</text:span><text:span text:style-name="T5">e</text:span><text:span text:style-name="T1"> </text:span>szanse <text:span text:style-name="T1">i jakich unikać zagrożeń?</text:span> <text:span text:style-name="T1">Będzie to planowanie w warunkach wysokiej niepewności.</text:span> <text:span text:style-name="T1">N</text:span>ieroztropnie jest planować <text:span text:style-name="T5">zbyt skrupulatnie bo n</text:span><text:span text:style-name="T1">ie wiemy </text:span><text:span text:style-name="T5">jak głęboka będzie recesja</text:span><text:span text:style-name="T1">.</text:span> Jeden z najwybitniejszych strategów <text:span text:style-name="T1">niemieckich </text:span>Carl von Clausewitz mawiał: „najlepszy plan strategiczny jest aktualny <text:span text:style-name="T1">tylko</text:span> w pierwszym dniu wojny”. <text:span text:style-name="T1">W</text:span>ojna jest nieprzewidywalna, obecn<text:span text:style-name="T1">e</text:span> <text:span text:style-name="T1">czasy</text:span> też <text:span text:style-name="T1">są</text:span> nieprzewidywaln<text:span text:style-name="T1">e</text:span>. <text:span text:style-name="T1">Można stworzyć wiele planów alternatywnych</text:span>, ale to nie jest <text:span text:style-name="T5">praktyczne</text:span>e.</text:p>
      <text:p text:style-name="P10"/>
      <text:p text:style-name="P8">Dlaczego tworzenie plan<text:span text:style-name="T1">ów</text:span> na przyszłość nie jest <text:span text:style-name="T5">praktyczne</text:span>? </text:p>
      <text:p text:style-name="P12"/>
      <text:p text:style-name="P12">Plan sprawia, że jesteś <text:span text:style-name="T1">ograniczony w swoich działaniach, </text:span>i<text:span text:style-name="T1">nnymi słowy</text:span> nie jesteś otwarty na rozwiązania. <text:span text:style-name="T1">W</text:span> trudnych czasach <text:span text:style-name="T1">warunkiem przetrwania jest elastyczność, improwizacja i pomysłowość</text:span>. Czy bokser <text:span text:style-name="T1">przed walką</text:span> <text:span text:style-name="T1">tworzy</text:span> plan walk<text:span text:style-name="T1">i</text:span>? <text:span text:style-name="T1">O</text:span>czywiście <text:span text:style-name="T1">nie. </text:span><text:span text:style-name="T5">B</text:span>okser może mieć pewne założenia i odpowiednią wiedzę o swoim przeciwniku, ale nigdy nie <text:span text:style-name="T1">ma</text:span> planu. <text:span text:style-name="T1">Nie planuje</text:span> kiedy uderzyć, a kiedy zrobić unik. <text:span text:style-name="T5">P</text:span>lanowanie jest bardzo ważne i musimy mieć plan, ale <text:span text:style-name="T1">jednocześnie </text:span>nie mamy planu i nie musimy planować. <text:span text:style-name="T1">Tezy stawiane w tym </text:span>artyku<text:span text:style-name="T1">le</text:span> sta<text:span text:style-name="T1">ją</text:span> się zbyt irytując. <text:span text:style-name="T5">O</text:span> co tak naprawdę chodzi?</text:p>
      <text:p text:style-name="P10"/>
      <text:p text:style-name="P10"/>
      <text:p text:style-name="P10"/>
      <text:p text:style-name="P7"><text:soft-page-break/>Planowanie statyczne</text:p>
      <text:p text:style-name="P12"/>
      <text:p text:style-name="P11">Proces realizacji projektu <text:span text:style-name="T1">w</text:span> <text:span text:style-name="T5">warunkach</text:span><text:span text:style-name="T1"> wysoki</text:span><text:span text:style-name="T5">ej </text:span><text:span text:style-name="T1">niepewności </text:span>jest bardzo trudny i pracochłonny. <text:span text:style-name="T1">K</text:span>iedy<text:span text:style-name="T1">ś, na samym początku XXI wieku pracowałem dla </text:span>branży telekomunikacyjnej. <text:span text:style-name="T1">P</text:span>racowaliśmy w małych zespołach realizując, trudne <text:span text:style-name="T1">projekty technologiczne. </text:span><text:span text:style-name="T5">G</text:span><text:span text:style-name="T1">łównie budowaliśmy aplikację </text:span><text:span text:style-name="T5">realizujące</text:span><text:span text:style-name="T1"> usługi telefoniczne</text:span>. <text:span text:style-name="T1">W</text:span> tamtym czasie <text:span text:style-name="T1">usługi telefonii komórkowej b</text:span><text:span text:style-name="T5">yły</text:span><text:span text:style-name="T1"> nową</text:span> bardzo szybko <text:span text:style-name="T1">rozwijającą się dziedziną gospodarki</text:span>. <text:span text:style-name="T1">Trwała swoista walka o udziały </text:span><text:span text:style-name="T5">na</text:span><text:span text:style-name="T1"> rynku, gdzie głównym orężem była technologia. Konkurujące firmy telekomunikacyjne były zmuszone do realizacji swoich planów i strategii w warunkach wysokiej niepewności. N</text:span>ajbardziej intuicyjne <text:span text:style-name="T1">dla nas pracowników piszących aplikacje były częste</text:span> <text:span text:style-name="T1">żądania</text:span> zmian<text:span text:style-name="T1">y założeń projektowych od naszych klientów</text:span>. <text:span text:style-name="T1">N</text:span>asi menedżerowie <text:span text:style-name="T1">byli nauczeni pracować zgodnie z harmonogram</text:span><text:span text:style-name="T5">ami</text:span><text:span text:style-name="T1">, </text:span>realiz<text:span text:style-name="T1">ować</text:span> plan<text:span text:style-name="T1">y i pilnować terminów</text:span>. <text:span text:style-name="T5">Częste zmiany</text:span><text:span text:style-name="T1"> założeń projektowych </text:span><text:span text:style-name="T5">burzyły kolejność prac</text:span>, <text:span text:style-name="T1">terminy realizacji nie były dotrzymywane. Te </text:span><text:span text:style-name="T5">zjawiska</text:span><text:span text:style-name="T1"> stały w sprzeczności ze statyczny planowaniem</text:span>, <text:span text:style-name="T1">jaki starali się zachować nasi</text:span> kierownicy. <text:span text:style-name="T1">Praktycznie w</text:span>szystkie projekty miały znaczne opóźnienia. <text:span text:style-name="T5">D</text:span><text:span text:style-name="T1">oszło do tego, że nikt z pracowników nie traktował już poważnie </text:span><text:span text:style-name="T5">wyznaczonych </text:span><text:span text:style-name="T1">terminów i </text:span><text:span text:style-name="T5">kamieni milowych</text:span>. Nasi managerowie bardzo martwili się tą sytuacją.<text:span text:style-name="T1"> </text:span><text:span text:style-name="T5">I</text:span><text:span text:style-name="T1">ch premia zależała w dużej mierze od naszej terminowości</text:span>. <text:span text:style-name="T1">W końcu z</text:span>arząd <text:span text:style-name="T1">firmy </text:span><text:span text:style-name="T5">w desperacji </text:span><text:span text:style-name="T1">zaczął</text:span> organiz<text:span text:style-name="T1">ować</text:span> <text:span text:style-name="T1">liczne warsztaty i szkolenia</text:span>, jak poprawić tempo <text:span text:style-name="T1">prac i terminowość </text:span>w projektach. <text:span text:style-name="T1">Efektem był wzrost irytacji członków </text:span><text:span text:style-name="T5">zespołów</text:span><text:span text:style-name="T1"> projektowych. C</text:span>oraz więcej ekspertów <text:span text:style-name="T1">nie wytrzymywało napięcia i odchodziło z pracy</text:span>. <text:span text:style-name="T1">D</text:span>la nas wszystko było jasne. <text:span text:style-name="T1">Główną</text:span> przyczyn<text:span text:style-name="T1">ą</text:span> opóźnie<text:span text:style-name="T1">ń</text:span> <text:span text:style-name="T1">był</text:span><text:span text:style-name="T5">y</text:span><text:span text:style-name="T1"> częst</text:span><text:span text:style-name="T5">e</text:span><text:span text:style-name="T1"> </text:span>zmian<text:span text:style-name="T5">y</text:span> wymagań projekt<text:span text:style-name="T1">owych, dodawanie nowych funkcjonalności, zmienianie środowisk lub wycofywanie się z określonych elementów aplikacji. Było to swoiste wywracanie do góry nogami wszystkiego co wcześniej było ustalone</text:span>. Organizacja pracy projektowej nie była gotowa <text:span text:style-name="T5">do</text:span> <text:span text:style-name="T5">realizacji celów </text:span><text:span text:style-name="T1">w tak zmiennym środowisku. </text:span><text:span text:style-name="T5">Nasz pion realizował projekty </text:span>klientów <text:span text:style-name="T5">wewnętrznych, czyli zlecenia płynące z innych pionów naszej firmy</text:span>. <text:span text:style-name="T1">T</text:span>rudno dziwić się klientom, że <text:span text:style-name="T1">tak często żądali zmian</text:span> w swoich projektach. <text:span text:style-name="T1">Działali na bardzo dynamicznym i niepewnym rynku. </text:span><text:span text:style-name="T5">R</text:span><text:span text:style-name="T1">eagowali dynamicznie na poczynania konkurentów</text:span>. Nasza firma chciała wygrać <text:span text:style-name="T1">ten</text:span> wyścig <text:span text:style-name="T1">i zdobyć jak największe udziały w rynku</text:span>. <text:span text:style-name="T1">P</text:span>łaciliśmy za ten wyścig opóźnieniami, nerwami i brakiem sukcesów. <text:span text:style-name="T1">Był to swoisty pat organizacyjny.</text:span></text:p>
      <text:p text:style-name="P10"/>
      <text:p text:style-name="P9">I wreszcie ktoś wymyślił podejście Agile</text:p>
      <text:p text:style-name="P10"/>
      <text:p text:style-name="P13"><text:span text:style-name="T2">N</text:span>ie ważne jest, kto pierwszy wymyśli nowe podejście. <text:span text:style-name="T5">W</text:span>ażne, że <text:span text:style-name="T2">to </text:span>podejście <text:span text:style-name="T2">rozwiązało problem, który wydawał się być nierozwiązywalny</text:span>. Legend<text:span text:style-name="T2">a</text:span> głos<text:span text:style-name="T2">i</text:span>, że 17 liderów branży komputerowej spotkało się zimą 200<text:span text:style-name="T2">1</text:span> roku <text:span text:style-name="T2">gdzieś </text:span>w górskim kurorcie i wspólnie napisali, krótki manifest. <text:span text:style-name="T2">Wypracowano tam podejście do rozwiązywania </text:span>najczęściej spotykanych problemów zarządzani<text:span text:style-name="T2">a w warunkach niepewności. Pierwotnie manifest dotyczył branży I</text:span><text:span text:style-name="T5">T.</text:span><text:span text:style-name="T2"> </text:span><text:span text:style-name="T5">W</text:span><text:span text:style-name="T2"> praktyce jednak dotyczy on </text:span>każdej branży. </text:p>
      <text:p text:style-name="P13"/>
      <text:p text:style-name="P13"><text:span text:style-name="T2">Zarządzanie w </text:span>statycznych <text:span text:style-name="T2">i </text:span>spokojnych czasach <text:span text:style-name="T2">jest stosunkowo łatwe</text:span>. <text:span text:style-name="T2">Statyczne</text:span> planowani<text:span text:style-name="T2">e</text:span>, zwane planowaniem kaskadowym, opiera się na wykresie Gantta. <text:span text:style-name="T2">Ten tabelaryczny wykres umożliwia deklarowanie </text:span>okres<text:span text:style-name="T2">ów</text:span> <text:span text:style-name="T2">oraz </text:span><text:span text:style-name="T5">wskazywanie </text:span>termin<text:span text:style-name="T2">ów rozpoczęcia i zakończenia </text:span>każdego etapu projektu. Wykresy Gantta zostały wynalezione w 1910 roku w czas<text:span text:style-name="T2">ach</text:span>, <text:span text:style-name="T5">gdy e</text:span>lektryczności <text:span text:style-name="T5">była nowością a samochody rzadkością</text:span>. <text:span text:style-name="T5">Statyczne</text:span> podejście <text:span text:style-name="T2">do planowania</text:span> jest nadal <text:span text:style-name="T2">z powodzeniem</text:span> wykorzystywane w wielu branżach. <text:span text:style-name="T2">N</text:span>ie dlatego, że branże <text:span text:style-name="T2">te </text:span>są przestarzałe, ale dlatego, że jest to <text:span text:style-name="T2">odpowiednie</text:span> podejście <text:span text:style-name="T2">w określony</text:span><text:span text:style-name="T5">ch</text:span><text:span text:style-name="T2"> środowisk</text:span><text:span text:style-name="T5">ach</text:span>. Mam <text:span text:style-name="T2">tu </text:span>na myśli branżę budowlaną <text:span text:style-name="T2">lub</text:span> edukacyjną, <text:span text:style-name="T2">również</text:span> rozrywkę i turystykę. </text:p>
      <text:p text:style-name="P13"><text:span text:style-name="T2">Planowanie kaskadowe stosuje się w</text:span>szędzie tam, gdzie <text:span text:style-name="T2">dąży się do stabilizacji procesu. Tam gdzie rozchwianie procesu przez niedotrzymywanie terminów uniemożliwiłoby realizację zadań.</text:span></text:p>
      <text:p text:style-name="P10"/>
      <text:p text:style-name="P10"/>
      <text:p text:style-name="P10"/>
      <text:p text:style-name="P10"><text:soft-page-break/></text:p>
      <text:p text:style-name="P9"><text:span text:style-name="T2">L</text:span>egendarn<text:span text:style-name="T2">y</text:span> manifestu <text:span text:style-name="T2">Agile</text:span></text:p>
      <text:p text:style-name="P10"/>
      <text:p text:style-name="P13"><text:span text:style-name="T2">Pojawienie się manifestu Agile </text:span>było ważn<text:span text:style-name="T2">ym</text:span> wydarzenie<text:span text:style-name="T2">m w rozwoju nauki zarządzania</text:span>. <text:span text:style-name="T2">K</text:span>toś <text:span text:style-name="T2">wreszcie</text:span> odważy<text:span text:style-name="T2">ł</text:span> się powiedzieć to, co wie<text:span text:style-name="T2">działo większość </text:span>człon<text:span text:style-name="T2">ków</text:span> zespoł<text:span text:style-name="T2">ów</text:span> <text:span text:style-name="T5">IT</text:span><text:span text:style-name="T2">.</text:span> <text:span text:style-name="T2">Porzućmy sztywne </text:span>termin<text:span text:style-name="T2">y!</text:span> <text:span text:style-name="T5">N</text:span><text:span text:style-name="T2">ie przykładajmy tak dużej wagi do</text:span> dokumentacj<text:span text:style-name="T2">i</text:span> techniczn<text:span text:style-name="T2">ej! </text:span><text:span text:style-name="T5">U</text:span><text:span text:style-name="T2">praszczajmy procedury</text:span>. <text:span text:style-name="T2">J</text:span>esteśmy ludźmi i chcemy <text:span text:style-name="T2">traktować naszych </text:span>klient<text:span text:style-name="T2">ów</text:span> <text:span text:style-name="T2">jak</text:span> współpracow<text:span text:style-name="T2">ników!</text:span></text:p>
      <text:p text:style-name="P13"/>
      <text:p text:style-name="P13">W pierwszej dekadzie XXI wieku istniał sztywny gorset zarządzania przedsiębiorstwem, typowy dla <text:span text:style-name="T2">analogowego </text:span>przemysłu bez komputerów i szumu informacyjnego. <text:span text:style-name="T2">Ten gorset </text:span><text:span text:style-name="T5">statycznego planowania </text:span><text:span text:style-name="T2">bardzo ograniczał rozwój rodzącego się przemysłu nowych technologii. </text:span></text:p>
      <text:p text:style-name="P13"><text:span text:style-name="T2">Założenia metodologii Agile są czytelne i krótkie. M</text:span>anifest zawiera cztery punkty, które same w sobie <text:span text:style-name="T2">były w tamtym czasie </text:span>rewolucyjne <text:span text:style-name="T2">i przełomowe</text:span>. <text:span text:style-name="T2">W</text:span>ięc odwołajmy się do tego słynnego manifestu.</text:p>
      <text:p text:style-name="P10"/>
      <text:p text:style-name="P9">1. <text:span text:style-name="T2">C</text:span>enimy <text:span text:style-name="T2">bardziej</text:span> ludzi niż narzędzia i <text:span text:style-name="T2">procedury</text:span></text:p>
      <text:p text:style-name="P9"/>
      <text:p text:style-name="P10"><text:span text:style-name="T2">W</text:span> branży high-tech pracowało <text:span text:style-name="T2">i pracuje </text:span>wielu ekspertów. Eksperci ci mają tendencję do chowania się za technologią, zawiłymi <text:span text:style-name="T2">instrukcjami i </text:span>procedurami. <text:span text:style-name="T6">Specjaliści lubią czasem</text:span> tworzy<text:span text:style-name="T6">ć</text:span> własną strefę komfortu. <text:span text:style-name="T2">Z</text:span>jawisko to <text:span text:style-name="T2">kiedyś jak </text:span><text:span text:style-name="T6">i</text:span><text:span text:style-name="T2"> teraz, </text:span>jest powszechne wśród <text:span text:style-name="T2">wyspecjalizowanych</text:span> ekspertów w każdej branży.</text:p>
      <text:p text:style-name="P10"><text:span text:style-name="T2">M</text:span>anifest mówi, że wolimy współpracować <text:span text:style-name="T2">bezpośrednio z</text:span> ludźmi. <text:span text:style-name="T2">Należy zerwać ze zjawiskiem</text:span> ukrywani<text:span text:style-name="T2">a</text:span> się <text:span text:style-name="T2">pracowników </text:span>za technologią <text:span text:style-name="T2">czy przepisami</text:span>. <text:span text:style-name="T2">L</text:span>udzie, którzy chcą czegoś uniknąć, nie mogą używać <text:span text:style-name="T2">procedur</text:span> ani jakiejkolwiek technologii, aby <text:span text:style-name="T2">maskować</text:span> własną niechęć. <text:span text:style-name="T2">N</text:span>ie chodzi <text:span text:style-name="T2">też </text:span>o to, żeby kogoś do czegoś zmuszać. <text:span text:style-name="T2">C</text:span>hodzi o wskazanie problemu i stworzenie takich warunków, <text:span text:style-name="T2">gdzie</text:span> <text:span text:style-name="T2">k</text:span>ażdy będzie robił w zespole to, <text:span text:style-name="T2">w czym się czuje najlepiej</text:span>. <text:span text:style-name="T2">Pracownik</text:span> <text:span text:style-name="T2">powinien </text:span><text:s/>swobodnie <text:span text:style-name="T6">określić swoje miejsce i rolę w zespole</text:span><text:span text:style-name="T2">, </text:span>wskaz<text:span text:style-name="T6">ać swój udział w </text:span>projekcie. <text:span text:style-name="T2">W</text:span> zamian <text:span text:style-name="T2">za taką możliwość powinien porzucić zwyczaj chowania się i </text:span><text:span text:style-name="T6">pustego </text:span><text:span text:style-name="T2">usprawiedliwiania</text:span>.</text:p>
      <text:p text:style-name="P10"><text:span text:style-name="T2">W każdej branży pracuje wielu wyspecjalizowanych,</text:span> kluczowych pracowników. <text:span text:style-name="T2">Są to</text:span> księgow<text:span text:style-name="T2">e</text:span>, inżynier<text:span text:style-name="T2">owie czy</text:span> technolo<text:span text:style-name="T2">dzy</text:span>. Tacy eksperci w typowym środowisku <text:span text:style-name="T2">hierarchicznym</text:span> mają skłonność do tworzenia strefy komfortu. <text:span text:style-name="T2">U</text:span>kry<text:span text:style-name="T2">wają</text:span> się <text:span text:style-name="T2">więc </text:span>za technologią lub <text:span text:style-name="T2">przepisami aby nie uczestniczyć w nowych inicjatywach któ</text:span><text:span text:style-name="T6">r</text:span><text:span text:style-name="T2">e zawsze ni</text:span><text:span text:style-name="T6">o</text:span><text:span text:style-name="T2">są ze sobą jakieś ryzyko</text:span>. <text:span text:style-name="T2">Zadaniem menadżerów jest </text:span>zwrócić uwagę na to zjawisko i stworzyć środowisko, w którym <text:span text:style-name="T2">taka postawa </text:span>nie <text:span text:style-name="T2">będzie się </text:span>opłacała.<text:span text:style-name="T2"> Środowisko, w którym</text:span> nie <text:span text:style-name="T6">są</text:span> potrzebn<text:span text:style-name="T6">e nikomu</text:span> tak<text:span text:style-name="T6">ie</text:span> stref<text:span text:style-name="T6">y</text:span>.</text:p>
      <text:p text:style-name="P10"/>
      <text:p text:style-name="P10"><text:span text:style-name="T3">2. </text:span><text:span text:style-name="T4">D</text:span><text:span text:style-name="T3">la nas większą wartość mają działające rozwiązania niż procedury i dokumentacja</text:span></text:p>
      <text:p text:style-name="P10"/>
      <text:p text:style-name="P13"><text:span text:style-name="T2">N</text:span>ie trzeba <text:span text:style-name="T2">udowadniać</text:span>, że tworzenie dokumentacji w branży IT jest jedną z naj<text:span text:style-name="T2">bardziej</text:span> nudnych i pracochłonnych prac. <text:span text:style-name="T2">N</text:span>ikt nie chce tego robić. <text:span text:style-name="T2">Niestety</text:span> <text:span text:style-name="T7">trudno</text:span> utrzymać zaawansowane urządzeni<text:span text:style-name="T7">e</text:span> czy aplikacj<text:span text:style-name="T7">e</text:span> bez <text:span text:style-name="T2">sporządzonej wcześniej </text:span>dokumentacji. <text:span text:style-name="T2">Podejście Agile wskazuje, że</text:span> <text:span text:style-name="T2">dokumentacja </text:span>nie jest, aż tak istotn<text:span text:style-name="T2">a</text:span>. <text:s/><text:span text:style-name="T2">D</text:span>okumentacja <text:span text:style-name="T2">jest o</text:span>dzwierciedleniem <text:span text:style-name="T2">działającej</text:span> aplikacji, ale nie powinna być <text:span text:style-name="T2">ona </text:span>ważniejsza niż <text:span text:style-name="T2">sama </text:span>aplikacja. <text:span text:style-name="T2">Zdarza się, że</text:span> instrukcja techniczna nie jest dokładnie odzwierciedleniem <text:span text:style-name="T2">a</text:span>plikacji. <text:span text:style-name="T7">Mogą</text:span> <text:span text:style-name="T2">istnie</text:span><text:span text:style-name="T7">ć</text:span><text:span text:style-name="T2"> </text:span><text:span text:style-name="T7">tam </text:span><text:span text:style-name="T2">różnice lub braki</text:span>. <text:span text:style-name="T2">I</text:span>deą <text:span text:style-name="T2">omawianego postulatu</text:span> jest <text:span text:style-name="T2">abyśmy</text:span> nigdy nie <text:span text:style-name="T2">byli </text:span>zbyt przywiązani do papierów, instrukcji i procedur, <text:span text:style-name="T2">n</text:span>ie tylko dlatego, że może nie <text:span text:style-name="T2">do końca </text:span>odzwierciedlać <text:span text:style-name="T2">objaśnianego</text:span> obiektu, ale dlatego, że <text:span text:style-name="T2">powinniśmy opierać się </text:span>na prawdziwych <text:span text:style-name="T2">aplikacjach</text:span>, które działają. <text:span text:style-name="T2">R</text:span>ozwinięciem tej idei jest tworzenie kodu w taki sposób, aby <text:span text:style-name="T2">było on zrozumiały </text:span>bez <text:span text:style-name="T2">konieczności tworzenia instrukcji</text:span>. <text:span text:style-name="T2">Należy więc</text:span> propagować takie rozwiązanie, które <text:span text:style-name="T2">są</text:span> czytelne <text:span text:style-name="T2">i</text:span> łatwe i zrozumiałe. <text:span text:style-name="T2">Można się zgodzić</text:span>, że to dobry pomysł zarówno w pracy, jak i w życiu prywatnym.</text:p>
      <text:p text:style-name="P10"/>
      <text:p text:style-name="P5">3. <text:span text:style-name="T2">D</text:span>la nas większą wartość <text:span text:style-name="T2">ma</text:span> współprac<text:span text:style-name="T2">a</text:span> z klientami niż negocjacje i ślepe dotrzymywanie umów</text:p>
      <text:p text:style-name="P1"><text:soft-page-break/></text:p>
      <text:p text:style-name="P1"><text:span text:style-name="T2">Przyjmijmy taki przykład, tworzymy aplikację</text:span>, ale klien<text:span text:style-name="T7">t</text:span> zgłasza <text:span text:style-name="T2">żądanie</text:span> zmian<text:span text:style-name="T2">y</text:span> <text:span text:style-name="T2">niektórych docelowych</text:span> funkcji aplikacji. <text:span text:style-name="T2">Zgłasza to gdy pracę nad aplikacją są już bardzo zaawansowane.</text:span> <text:span text:style-name="T2">M</text:span>ożemy <text:span text:style-name="T2">odmówić realizacji żądania</text:span>, a dokładniej <text:span text:style-name="T2">możemy „</text:span>schować się za umową”, w której <text:span text:style-name="T7">zapisano</text:span>, że tak ważne <text:span text:style-name="T2">zmiany w aplikacji</text:span> <text:span text:style-name="T2">nie </text:span>są możliwe <text:span text:style-name="T2">bez gruntownej renegocjacji umowy</text:span>. <text:span text:style-name="T2">Z</text:span> drugiej strony, jeśli nie zmienimy <text:span text:style-name="T2">docelowej</text:span> funkcjonalności tej aplikacji, nie będzie <text:span text:style-name="T2">ona</text:span> <text:span text:style-name="T2">odpowiednio </text:span>skuteczna <text:span text:style-name="T2">i konkurencyjna </text:span>dla klienta. <text:span text:style-name="T2">Z powodu słabszej skuteczności aplikacji k</text:span>lient będzie w przyszłości słab<text:span text:style-name="T2">szy ekonomicznie</text:span>. <text:span text:style-name="T2">Będzie on też mniej </text:span>zadowolony z efektu pracy <text:span text:style-name="T2">naszego zespołu</text:span>. <text:span text:style-name="T2">Może okazać się, że</text:span> klienta <text:span text:style-name="T2">w przyszłości nie przedłuży współpracy z nami</text:span>. Ideą <text:span text:style-name="T2">omawianego tu</text:span> p<text:span text:style-name="T2">ostulatu Agile</text:span> jest, <text:span text:style-name="T2">aby</text:span> nigdy nie walczyć z klientem. <text:span text:style-name="T2">W miejsce walki powinniśmy się dogadać. Ż</text:span>ycie nie jest łatwe, <text:span text:style-name="T2">jednak</text:span> <text:span text:style-name="T2">możemy stawić mu czoła razem, wspólnie </text:span>z naszym klientem. <text:span text:style-name="T2">T</text:span><text:span text:style-name="T7">o</text:span><text:span text:style-name="T2"> </text:span><text:span text:style-name="T7">ważna </text:span><text:span text:style-name="T2">zasada Agile. Bądź otwarty</text:span>, <text:span text:style-name="T2">nie planuj i nie realizuj planu restrykcyjnie. S</text:span>taraj się być elastyczny we własnym podejściu. <text:span text:style-name="T2">Nigdy nie z</text:span>am<text:span text:style-name="T2">y</text:span>k<text:span text:style-name="T2">aj</text:span> się w swojej strefie komfortu <text:span text:style-name="T2">jednocześnie</text:span> zostawi<text:span text:style-name="T2">ając</text:span> swojego klienta na zewnątrz. <text:span text:style-name="T2">P</text:span>amiętaj, że naszym celem jest satysfakcja klienta. <text:span text:style-name="T2">N</text:span>ie twórz <text:span text:style-name="T2">więc dokładnego</text:span> planu na początku <text:span text:style-name="T2">swojej </text:span>pracy, ponieważ <text:span text:style-name="T2">to może uniemożliwić Ci bycie</text:span> otwarty<text:span text:style-name="T2">m</text:span> na zmiany. <text:span text:style-name="T2">D</text:span>oskonale wyjaśnij to kolejny, ostatni punkt na krótkiej liście <text:span text:style-name="T2">postulatów</text:span> Agile.</text:p>
      <text:p text:style-name="P1"/>
      <text:p text:style-name="P1"/>
      <text:p text:style-name="P4">4. <text:span text:style-name="T2">B</text:span>ardziej cenimy dobrą reakcję na zmiany i otwartość na zmiany niż obronę zagrożonego planu</text:p>
      <text:p text:style-name="P1"/>
      <text:p text:style-name="P2"><text:span text:style-name="T8">W</text:span>szystko się zmienia <text:span text:style-name="T2">a my możemy być częścią tej zmiany</text:span>. <text:span text:style-name="T2">J</text:span>eśli <text:span text:style-name="T2">zrezygnujemy z </text:span>podąża<text:span text:style-name="T2">nia </text:span>za zmianą, <text:span text:style-name="T2">rozwojem </text:span>technologi<text:span text:style-name="T2">i, terminologii </text:span>lub <text:span text:style-name="T2">zmiany nastawienia</text:span>, będziemy przestarza<text:span text:style-name="T2">l</text:span>i, <text:span text:style-name="T2">zacofani</text:span>. <text:span text:style-name="T2">Nośnikami zmian są</text:span> zarówno <text:span text:style-name="T2">nasi </text:span>klienci, nasi pracownicy, jak i nasi inwestorzy. <text:span text:style-name="T2">K</text:span>ażdy może wnieść coś nowego. </text:p>
      <text:p text:style-name="P2"><text:span text:style-name="T2">W</text:span>szyscy powinni<text:span text:style-name="T8">śmy</text:span> być <text:span text:style-name="T2">otwarci</text:span> <text:span text:style-name="T2">i cieszyć się ze</text:span> <text:span text:style-name="T2">kolejnych postulatów zmian zgłaszanych przez naszych klientów do </text:span>projekt<text:span text:style-name="T2">ów</text:span>. <text:span text:style-name="T2">B</text:span>rzmi to jak propaganda <text:span text:style-name="T2">i na pewno jest próbą przekonania </text:span><text:span text:style-name="T8">pracowników</text:span><text:span text:style-name="T2">, że trzeba polubić coś, czego polubić się nie da</text:span>. <text:span text:style-name="T2">N</text:span>ikt nie lubi zmian w <text:span text:style-name="T2">założeniach</text:span> projektu. <text:span text:style-name="T2">N</text:span>ikt nie jest zadowolony, gdy klient zmienia podstawowe funkcje w ostatecznym kształcie aplikacji. <text:span text:style-name="T2">To powoduje, że c</text:span>zęść naszej pracy ląduje w śmieciach. <text:span text:style-name="T2">N</text:span>asze starania <text:span text:style-name="T2">idą </text:span>bezpowrotnie na marne, bo ktoś po stronie klienta nie pomyślał i nie przewidział <text:span text:style-name="T2">tej zmiany wcześniej</text:span>. <text:span text:style-name="T2">N</text:span>a początku tego artykułu wyjaśniłem, <text:span text:style-name="T8">jak</text:span> <text:span text:style-name="T2">zgłaszane zmiany projektow</text:span><text:span text:style-name="T8">e</text:span><text:span text:style-name="T2"> </text:span><text:span text:style-name="T8">powodowały</text:span><text:span text:style-name="T2"> </text:span>kłopot<text:span text:style-name="T8">y</text:span> <text:span text:style-name="T2">i opóźnie</text:span><text:span text:style-name="T8">nia</text:span>. </text:p>
      <text:p text:style-name="P2"><text:span text:style-name="T8">P</text:span>roblem wywrócenia do góry nogami wszystkiego, co <text:span text:style-name="T2">do tej pory </text:span>wyda<text:span text:style-name="T2">wało</text:span> się stabilne, <text:span text:style-name="T2">może </text:span>dotyczy<text:span text:style-name="T2">ć</text:span> każdej branży. <text:span text:style-name="T2">Często</text:span> <text:span text:style-name="T2">przywiązujemy się do mozolnie</text:span> negocjowany<text:span text:style-name="T2">ch</text:span> budże<text:span text:style-name="T2">tów</text:span>, <text:span text:style-name="T2">często </text:span>nie możemy pogodzić się z tym, że długo przygotowywana kampania marketingowa <text:span text:style-name="T2">zostaje skasowana</text:span> bez realizacji. <text:span text:style-name="T2">T</text:span>o niesprawiedliwe, <text:span text:style-name="T2">nie mamy na to wpływu</text:span>, <text:span text:style-name="T2">patrzymy bezradnie jak </text:span>nasza praca idzie na marne.</text:p>
      <text:p text:style-name="P1"/>
      <text:p text:style-name="P1">Być może dlatego ten punkt jest ostatnim i zamykającym <text:span text:style-name="T2">postulaty</text:span> metodyki Agile.</text:p>
      <text:p text:style-name="P1">Moż<text:span text:style-name="T2">na</text:span> to wyjaśnić w ten sposób: rozumiemy, że <text:span text:style-name="T8">bolesna</text:span> <text:span text:style-name="T2">jest </text:span><text:span text:style-name="T8">utrata</text:span><text:span text:style-name="T2"> duż</text:span><text:span text:style-name="T8">ej</text:span><text:span text:style-name="T2"> częś</text:span><text:span text:style-name="T8">ci</text:span><text:span text:style-name="T2"> pracy</text:span>, <text:span text:style-name="T2">jednak </text:span>trzeba być otwartym na zmianę, nawet jeśli jest to niewygodne. <text:span text:style-name="T2">Musimy się pogodzić z tym, że t</text:span>aka jest natura <text:span text:style-name="T2">pracy w warunkach zmienności i niepewności</text:span>. <text:span text:style-name="T2">Jednak trzy </text:span>wcześnie<text:span text:style-name="T2">jsze postulaty Agile</text:span> <text:span text:style-name="T2">pozwalają dobrze przygotować </text:span>naszą organizację <text:span text:style-name="T2">do </text:span>tej <text:span text:style-name="T8">niekomfortowej </text:span>sytuacji.</text:p>
      <text:p text:style-name="P1"/>
      <text:p text:style-name="P1"/>
      <text:p text:style-name="P1">Podsumowanie</text:p>
      <text:p text:style-name="P1"/>
      <text:p text:style-name="P3">Pojęcie szczęścia i nieszczęścia, spełnienia i niespełnienia lub sukcesu i porażki jest pojęciem umownym. Po prostu umówiliśmy się, że spełnienie czegoś jest wygraną a alternatywą tego jest klęska. Kiedy<text:span text:style-name="T8">ś,</text:span> <text:span text:style-name="T8">u zarania dziejów, </text:span>takie rozgraniczenie było stosunkowo proste. <text:span text:style-name="T8">A</text:span>lbo ktoś upolował <text:soft-page-break/>zwierze i wszyscy byli najedzeni albo zwierze uciekło a współplemieńcy cierpieli głód. Dzisiaj granica między sukcesem a porażką przestała być klarowna. </text:p>
      <text:p text:style-name="P1"><text:span text:style-name="T8">Różnica ta s</text:span><text:span text:style-name="T2">tała się zależna od</text:span> <text:span text:style-name="T8">wewnętrznego </text:span>nastawienia. <text:span text:style-name="T2">J</text:span>eśli twoja <text:span text:style-name="T2">wysiłki</text:span> <text:span text:style-name="T2">to </text:span>tylko <text:span text:style-name="T2">praca </text:span><text:span text:style-name="T8">zawodowa</text:span>, a ta praca pójdzie na marne, to jest problem. <text:span text:style-name="T2">A</text:span>le jeśli twoj<text:span text:style-name="T2">e</text:span> <text:span text:style-name="T2">wysiłki</text:span> <text:span text:style-name="T2">są</text:span> również traktowan<text:span text:style-name="T2">e</text:span> jako samorozwój i niestety ta praca pójdzie na marne, to duża część t<text:span text:style-name="T2">ych</text:span> <text:span text:style-name="T2">wysiłków</text:span> będzie cenna <text:span text:style-name="T8">i zostanie uratowana</text:span>, <text:span text:style-name="T8">ponieważ</text:span> t<text:span text:style-name="T8">a praca</text:span> <text:span text:style-name="T2">stanowił</text:span><text:span text:style-name="T8">a</text:span> bardzo dobre doświadczenie. Więc nie przejmuj się zbytnio <text:span text:style-name="T2">tym</text:span>, <text:span text:style-name="T2">że </text:span>twoje życie zostało wywrócone do góry nogami. <text:span text:style-name="T8">J</text:span>eśli siedzisz w swojej wygodnej sypialni i wszystko wywraca się do góry nogami, to jest problem. <text:span text:style-name="T2">J</text:span>eśli siedzisz na pokładzie samolotu bojowego i nagle wszystko zostaje wywrócone do góry nogami, <text:span text:style-name="T2">to </text:span>jest to normalna sytuacja w tym samolocie. <text:span text:style-name="T2">P</text:span>omyślmy o ty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09:39:40.281345495</meta:creation-date>
    <dc:date>2022-12-29T15:47:48.240363020</dc:date>
    <meta:editing-duration>PT6H8M5S</meta:editing-duration>
    <meta:editing-cycles>7</meta:editing-cycles>
    <meta:generator>LibreOffice/7.4.3.2$Linux_X86_64 LibreOffice_project/1048a8393ae2eeec98dff31b5c133c5f1d08b890</meta:generator>
    <meta:document-statistic meta:table-count="0" meta:image-count="0" meta:object-count="0" meta:page-count="5" meta:paragraph-count="34" meta:word-count="2126" meta:character-count="15254" meta:non-whitespace-character-count="13150"/>
  </office:meta>
</office:document-meta>
</file>